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draw="urn:oasis:names:tc:opendocument:xmlns:drawing:1.0" xmlns:meta="urn:oasis:names:tc:opendocument:xmlns:meta:1.0" xmlns:dom="http://www.w3.org/2001/xml-events" xmlns:field="urn:openoffice:names:experimental:ooo-ms-interop:xmlns:field:1.0" xmlns:loext="urn:org:documentfoundation:names:experimental:office:xmlns:loext:1.0" xmlns:xforms="http://www.w3.org/2002/xforms" xmlns:xlink="http://www.w3.org/1999/xlink" xmlns:style="urn:oasis:names:tc:opendocument:xmlns:style:1.0" xmlns:script="urn:oasis:names:tc:opendocument:xmlns:script:1.0" xmlns:table="urn:oasis:names:tc:opendocument:xmlns:table:1.0" xmlns:xsd="http://www.w3.org/2001/XMLSchema" xmlns:dr3d="urn:oasis:names:tc:opendocument:xmlns:dr3d:1.0" xmlns:office="urn:oasis:names:tc:opendocument:xmlns:office:1.0" xmlns:xsi="http://www.w3.org/2001/XMLSchema-instance" xmlns:svg="urn:oasis:names:tc:opendocument:xmlns:svg-compatible:1.0" xmlns:xhtml="http://www.w3.org/1999/xhtml" xmlns:chart="urn:oasis:names:tc:opendocument:xmlns:chart:1.0" xmlns:text="urn:oasis:names:tc:opendocument:xmlns:text:1.0" xmlns:dc="http://purl.org/dc/elements/1.1/" xmlns:ooow="http://openoffice.org/2004/writer" xmlns:drawooo="http://openoffice.org/2010/draw" xmlns:tableooo="http://openoffice.org/2009/table" xmlns:math="http://www.w3.org/1998/Math/MathML" xmlns:calcext="urn:org:documentfoundation:names:experimental:calc:xmlns:calcext:1.0" xmlns:form="urn:oasis:names:tc:opendocument:xmlns:form:1.0" xmlns:grddl="http://www.w3.org/2003/g/data-view#" xmlns:presentation="urn:oasis:names:tc:opendocument:xmlns:presentation:1.0" xmlns:oooc="http://openoffice.org/2004/calc" xmlns:of="urn:oasis:names:tc:opendocument:xmlns:of:1.2" xmlns:css3t="http://www.w3.org/TR/css3-text/" xmlns:number="urn:oasis:names:tc:opendocument:xmlns:datastyle:1.0" xmlns:rpt="http://openoffice.org/2005/report" xmlns:ooo="http://openoffice.org/2004/office" xmlns:formx="urn:openoffice:names:experimental:ooxml-odf-interop:xmlns:form:1.0" xmlns:fo="urn:oasis:names:tc:opendocument:xmlns:xsl-fo-compatible:1.0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family="table-column" style:name="co1">
      <style:table-column-properties style:column-width="17.41mm" fo:break-before="auto"/>
    </style:style>
    <style:style style:family="table-column" style:name="co2">
      <style:table-column-properties style:column-width="27.36mm" fo:break-before="auto"/>
    </style:style>
    <style:style style:family="table-column" style:name="co3">
      <style:table-column-properties style:column-width="60.54mm" fo:break-before="auto"/>
    </style:style>
    <style:style style:family="table-column" style:name="co4">
      <style:table-column-properties style:column-width="16.86mm" fo:break-before="auto"/>
    </style:style>
    <style:style style:family="table-column" style:name="co5">
      <style:table-column-properties style:column-width="19.35mm" fo:break-before="auto"/>
    </style:style>
    <style:style style:family="table-column" style:name="co6">
      <style:table-column-properties style:column-width="11.04mm" fo:break-before="auto"/>
    </style:style>
    <style:style style:family="table-column" style:name="co7">
      <style:table-column-properties style:column-width="36.48mm" fo:break-before="auto"/>
    </style:style>
    <style:style style:family="table-column" style:name="co8">
      <style:table-column-properties style:column-width="10.78mm" fo:break-before="auto"/>
    </style:style>
    <style:style style:family="table-column" style:name="co9">
      <style:table-column-properties style:column-width="8.29mm" fo:break-before="auto"/>
    </style:style>
    <style:style style:family="table-column" style:name="co10">
      <style:table-column-properties style:column-width="13.81mm" fo:break-before="auto"/>
    </style:style>
    <style:style style:family="table-column" style:name="co11">
      <style:table-column-properties style:column-width="18.52mm" fo:break-before="auto"/>
    </style:style>
    <style:style style:family="table-column" style:name="co12">
      <style:table-column-properties style:column-width="14.64mm" fo:break-before="auto"/>
    </style:style>
    <style:style style:family="table-column" style:name="co13">
      <style:table-column-properties style:column-width="17.13mm" fo:break-before="auto"/>
    </style:style>
    <style:style style:family="table-column" style:name="co14">
      <style:table-column-properties style:column-width="22.58mm" fo:break-before="auto"/>
    </style:style>
    <style:style style:family="table-row" style:name="ro1">
      <style:table-row-properties style:row-height="6.84mm" fo:break-before="auto" style:use-optimal-row-height="false"/>
    </style:style>
    <style:style style:family="table-row" style:name="ro2">
      <style:table-row-properties style:row-height="9.47mm" fo:break-before="auto" style:use-optimal-row-height="false"/>
    </style:style>
    <style:style style:family="table-row" style:name="ro3">
      <style:table-row-properties style:row-height="4.52mm" fo:break-before="auto" style:use-optimal-row-height="true"/>
    </style:style>
    <style:style style:family="table" style:name="ta1" style:master-page-name="Default">
      <style:table-properties style:writing-mode="lr-tb" table:display="true"/>
    </style:style>
    <number:number-style style:name="N2">
      <number:number loext:min-decimal-places="2" number:decimal-places="2" number:min-integer-digits="1"/>
    </number:number-style>
    <style:style style:family="table-cell" style:name="ce1" style:parent-style-name="Default">
      <style:table-cell-properties style:repeat-content="false" fo:border-top="none" fo:border-right="none" fo:border-left="none" style:vertical-align="middle" fo:border-bottom="0.06pt solid #000000" fo:wrap-option="wrap" style:text-align-source="fix"/>
      <style:paragraph-properties fo:text-align="center"/>
      <style:text-properties fo:font-weight="bold" fo:font-size="10pt" style:font-name="Courier 10 Pitch" style:font-size-complex="10pt" style:font-weight-complex="bold" style:font-weight-asian="bold" style:font-size-asian="10pt"/>
    </style:style>
    <style:style style:family="table-cell" style:name="ce2" style:parent-style-name="Default">
      <style:table-cell-properties style:repeat-content="false" fo:border-top="0.06pt solid #000000" fo:border-right="0.06pt solid #000000" fo:border-left="none" style:vertical-align="middle" fo:border-bottom="0.06pt solid #000000" fo:wrap-option="wrap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3" style:parent-style-name="Default">
      <style:table-cell-properties style:repeat-content="false" style:text-align-source="fix"/>
      <style:paragraph-properties fo:text-align="center" fo:margin-left="0mm"/>
      <style:text-properties fo:font-size="7pt" style:font-name="Courier 10 Pitch" style:font-size-complex="7pt" style:font-size-asian="7pt"/>
    </style:style>
    <style:style style:family="table-cell" style:name="ce4" style:parent-style-name="Default">
      <style:table-cell-properties fo:border-top="0.74pt solid #000000" fo:border-right="none" fo:border-left="none" fo:border-bottom="none"/>
      <style:text-properties style:font-name="Courier 10 Pitch"/>
    </style:style>
    <style:style style:family="table-cell" style:name="ce5" style:parent-style-name="Default">
      <style:text-properties style:font-name="Courier 10 Pitch"/>
    </style:style>
    <style:style style:family="table-cell" style:name="ce6" style:parent-style-name="Default">
      <style:table-cell-properties style:repeat-content="false" fo:border-top="none" fo:border-right="none" fo:border-left="none" style:vertical-align="middle" fo:border-bottom="0.06pt solid #000000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28" style:parent-style-name="Default">
      <style:table-cell-properties style:repeat-content="false" fo:border="0.06pt solid #000000" style:vertical-align="middle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8" style:parent-style-name="Default">
      <style:table-cell-properties style:repeat-content="false" style:vertical-align="middle" style:text-align-source="fix"/>
      <style:paragraph-properties fo:text-align="start"/>
      <style:text-properties fo:font-size="7pt" style:font-name="Courier 10 Pitch" style:font-size-complex="7pt" style:font-size-asian="7pt"/>
    </style:style>
    <style:style style:family="table-cell" style:name="ce9" style:parent-style-name="Default">
      <style:text-properties fo:font-size="7pt" style:font-name="Courier 10 Pitch" style:font-size-complex="7pt" style:font-size-asian="7pt"/>
    </style:style>
    <style:style style:family="table-cell" style:name="ce10" style:parent-style-name="Default">
      <style:table-cell-properties style:repeat-content="false" fo:border-top="none" fo:border-right="none" fo:border-left="none" style:vertical-align="middle" fo:border-bottom="0.06pt solid #000000" fo:wrap-option="wrap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11" style:parent-style-name="Default">
      <style:table-cell-properties style:repeat-content="false" fo:border="0.06pt solid #000000" style:vertical-align="middle" fo:wrap-option="wrap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12" style:parent-style-name="Default">
      <style:table-cell-properties style:repeat-content="false" style:vertical-align="middle" style:text-align-source="fix"/>
      <style:paragraph-properties fo:text-align="center"/>
      <style:text-properties fo:font-size="7pt" style:font-name="Courier 10 Pitch" style:font-size-complex="7pt" style:font-size-asian="7pt"/>
    </style:style>
    <style:style style:family="table-cell" style:name="ce13" style:parent-style-name="Default">
      <style:table-cell-properties style:repeat-content="false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14" style:parent-style-name="Default">
      <style:table-cell-properties style:repeat-content="false" style:text-align-source="fix"/>
      <style:paragraph-properties fo:text-align="end" fo:margin-left="0mm"/>
      <style:text-properties fo:font-size="7pt" style:font-name="Courier 10 Pitch" style:font-size-complex="7pt" style:font-size-asian="7pt"/>
    </style:style>
    <style:style style:family="table-cell" style:name="ce15" style:parent-style-name="Default">
      <style:table-cell-properties style:repeat-content="false" fo:border-top="0.74pt solid #000000" fo:border-right="none" fo:border-left="none" fo:border-bottom="none" style:text-align-source="fix"/>
      <style:paragraph-properties fo:text-align="end" fo:margin-left="0mm"/>
      <style:text-properties style:font-name="Courier 10 Pitch"/>
    </style:style>
    <style:style style:data-style-name="N2" style:family="table-cell" style:name="ce16" style:parent-style-name="Default">
      <style:table-cell-properties fo:border-top="0.74pt solid #000000" fo:border-right="none" fo:border-left="none" fo:border-bottom="none"/>
      <style:text-properties fo:font-size="7pt" style:font-name="Courier 10 Pitch" style:font-size-complex="7pt" style:font-size-asian="7pt"/>
    </style:style>
    <style:style style:data-style-name="N2" style:family="table-cell" style:name="ce17" style:parent-style-name="Default">
      <style:table-cell-properties style:repeat-content="false" fo:border-top="none" fo:border-right="none" fo:border-left="none" style:vertical-align="middle" fo:border-bottom="0.06pt solid #000000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18" style:parent-style-name="Default">
      <style:table-cell-properties style:repeat-content="false" fo:border="0.06pt solid #000000" style:vertical-align="middle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19" style:parent-style-name="Default">
      <style:table-cell-properties style:repeat-content="false" fo:border-top="0.74pt solid #000000" fo:border-right="none" fo:border-left="none" fo:border-bottom="none" style:text-align-source="fix"/>
      <style:paragraph-properties fo:text-align="end" fo:margin-left="0mm"/>
      <style:text-properties fo:font-weight="normal" fo:font-size="10pt" style:font-name="Courier 10 Pitch" style:font-size-complex="10pt" style:font-weight-complex="normal" style:font-weight-asian="normal" style:font-size-asian="10pt"/>
    </style:style>
    <style:style style:data-style-name="N2" style:family="table-cell" style:name="ce20" style:parent-style-name="Default">
      <style:text-properties style:font-name="Courier 10 Pitch"/>
    </style:style>
    <style:style style:data-style-name="N2" style:family="table-cell" style:name="ce21" style:parent-style-name="Default">
      <style:table-cell-properties style:repeat-content="false" fo:border-top="0.06pt solid #000000" fo:border-right="none" fo:border-left="0.06pt solid #000000" style:vertical-align="middle" fo:border-bottom="0.06pt solid #000000" style:text-align-source="fix"/>
      <style:paragraph-properties fo:text-align="center"/>
      <style:text-properties fo:font-size="7pt" style:font-name="Courier 10 Pitch" style:font-size-complex="7pt" style:font-size-asian="7pt"/>
    </style:style>
    <style:style style:data-style-name="N2" style:family="table-cell" style:name="ce22" style:parent-style-name="Default">
      <style:table-cell-properties style:repeat-content="false" fo:border-top="0.74pt solid #000000" fo:border-right="none" fo:border-left="none" fo:border-bottom="none" style:text-align-source="fix"/>
      <style:paragraph-properties fo:text-align="end" fo:margin-left="0mm"/>
      <style:text-properties fo:font-weight="normal" style:font-name-complex="FreeSans" fo:font-size="7pt" style:font-name-asian="Droid Sans Fallback" style:font-name="Courier 10 Pitch" style:font-size-complex="7pt" style:font-weight-complex="normal" style:font-weight-asian="normal" style:font-size-asian="7pt"/>
    </style:style>
  </office:automatic-styles>
  <office:body>
    <office:spreadsheet>
      <table:table table:name="Лист1" table:style-name="ta1">
        <table:table-column table:default-cell-style-name="ce5" table:style-name="co1"/>
        <table:table-column table:default-cell-style-name="ce5" table:style-name="co2"/>
        <table:table-column table:default-cell-style-name="ce5" table:style-name="co3"/>
        <table:table-column table:default-cell-style-name="ce5" table:style-name="co4"/>
        <table:table-column table:default-cell-style-name="ce5" table:style-name="co5"/>
        <table:table-column table:default-cell-style-name="ce5" table:style-name="co6"/>
        <table:table-column table:default-cell-style-name="ce5" table:style-name="co7"/>
        <table:table-column table:default-cell-style-name="ce5" table:style-name="co8" table:number-columns-repeated="3"/>
        <table:table-column table:default-cell-style-name="ce5" table:style-name="co9" table:number-columns-repeated="2"/>
        <table:table-column table:default-cell-style-name="ce5" table:style-name="co10"/>
        <table:table-column table:default-cell-style-name="ce5" table:style-name="co11"/>
        <table:table-column table:default-cell-style-name="ce20" table:style-name="co12"/>
        <table:table-column table:default-cell-style-name="ce20" table:style-name="co13"/>
        <table:table-column table:default-cell-style-name="ce5" table:style-name="co14" table:number-columns-repeated="1007"/>
        <table:table-row table:style-name="ro1">
          <table:table-cell office:value-type="string" calcext:value-type="string" table:number-columns-spanned="16" table:number-rows-spanned="1" table:style-name="ce1">
            <text:p>Остатки товара на 19.08.2018</text:p>
          </table:table-cell>
          <table:covered-table-cell table:number-columns-repeated="3" table:style-name="ce6"/>
          <table:covered-table-cell table:number-columns-repeated="10" table:style-name="ce10"/>
          <table:covered-table-cell table:number-columns-repeated="2" table:style-name="ce17"/>
          <table:table-cell table:style-name="ce9" table:number-columns-repeated="1007"/>
        </table:table-row>
        <table:table-row table:style-name="ro2">
          <table:table-cell office:value-type="string" calcext:value-type="string" table:style-name="ce2">
            <text:p>Код</text:p>
          </table:table-cell>
          <table:table-cell office:value-type="string" calcext:value-type="string" table:number-columns-spanned="2" table:number-rows-spanned="1" table:style-name="ce28">
            <text:p>Наименование</text:p>
          </table:table-cell>
          <table:covered-table-cell table:style-name="ce28"/>
          <table:table-cell office:value-type="string" calcext:value-type="string" table:style-name="ce28">
            <text:p>Артикул</text:p>
          </table:table-cell>
          <table:table-cell office:value-type="string" calcext:value-type="string" table:style-name="ce11">
            <text:p>Артикул ОЕМ</text:p>
          </table:table-cell>
          <table:table-cell office:value-type="string" calcext:value-type="string" table:style-name="ce11">
            <text:p>Код группы</text:p>
          </table:table-cell>
          <table:table-cell office:value-type="string" calcext:value-type="string" table:style-name="ce11">
            <text:p>Группа</text:p>
          </table:table-cell>
          <table:table-cell office:value-type="string" calcext:value-type="string" table:style-name="ce11">
            <text:p>Запас</text:p>
          </table:table-cell>
          <table:table-cell office:value-type="string" calcext:value-type="string" table:style-name="ce11">
            <text:p>Штук в компл.</text:p>
          </table:table-cell>
          <table:table-cell office:value-type="string" calcext:value-type="string" table:style-name="ce11">
            <text:p>Ед.Изм.</text:p>
          </table:table-cell>
          <table:table-cell office:value-type="string" calcext:value-type="string" table:style-name="ce11">
            <text:p>Адрес</text:p>
          </table:table-cell>
          <table:table-cell office:value-type="string" calcext:value-type="string" table:style-name="ce11">
            <text:p>Кол-во</text:p>
          </table:table-cell>
          <table:table-cell office:value-type="string" calcext:value-type="string" table:style-name="ce11">
            <text:p>Цена закуп.</text:p>
          </table:table-cell>
          <table:table-cell office:value-type="string" calcext:value-type="string" table:style-name="ce11">
            <text:p>Сумма закуп.</text:p>
          </table:table-cell>
          <table:table-cell office:value-type="string" calcext:value-type="string" table:style-name="ce18">
            <text:p>Цена</text:p>
          </table:table-cell>
          <table:table-cell office:value-type="string" calcext:value-type="string" table:style-name="ce21">
            <text:p>Сумма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2697" table:style-name="ce3">
            <text:p>12697</text:p>
          </table:table-cell>
          <table:table-cell office:value-type="string" calcext:value-type="string" table:style-name="ce8">
            <text:p>Автошампунь "FELIX" (500мл)</text:p>
          </table:table-cell>
          <table:table-cell table:style-name="ce9"/>
          <table:table-cell office:value-type="string" calcext:value-type="string" table:style-name="ce9">
            <text:p/>
          </table:table-cell>
          <table:table-cell office:value-type="string" calcext:value-type="string" table:style-name="ce9">
            <text:p>автошампунь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1" table:style-name="ce3">
            <text:p>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14</text:p>
          </table:table-cell>
          <table:table-cell office:value-type="float" calcext:value-type="float" office:value="221" table:style-name="ce13">
            <text:p>221</text:p>
          </table:table-cell>
          <table:table-cell office:value-type="float" calcext:value-type="float" office:value="53.51" table:style-name="ce14">
            <text:p>53,51</text:p>
          </table:table-cell>
          <table:table-cell office:value-type="float" calcext:value-type="float" office:value="11825.71" table:style-name="ce14">
            <text:p>11825,71</text:p>
          </table:table-cell>
          <table:table-cell office:value-type="float" calcext:value-type="float" office:value="80" table:style-name="ce14">
            <text:p>80,00</text:p>
          </table:table-cell>
          <table:table-cell office:value-type="float" calcext:value-type="float" table:formula="of:=[.L3]*[.O3]" office:value="17680" table:style-name="ce14">
            <text:p>17680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6047" table:style-name="ce3">
            <text:p>16047</text:p>
          </table:table-cell>
          <table:table-cell office:value-type="string" calcext:value-type="string" table:style-name="ce8">
            <text:p>Автошампунь универсальный GRASS "Яблоко" (500мл)</text:p>
          </table:table-cell>
          <table:table-cell table:style-name="ce9"/>
          <table:table-cell office:value-type="string" calcext:value-type="string" table:style-name="ce9">
            <text:p>111105-2</text:p>
          </table:table-cell>
          <table:table-cell office:value-type="string" calcext:value-type="string" table:style-name="ce9">
            <text:p>автошампунь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1" table:style-name="ce3">
            <text:p>-1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6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9.67" table:number-columns-repeated="2" table:style-name="ce14">
            <text:p>39,67</text:p>
          </table:table-cell>
          <table:table-cell office:value-type="float" calcext:value-type="float" office:value="56" table:number-columns-repeated="2" table:style-name="ce14">
            <text:p>56,00</text:p>
          </table:table-cell>
          <table:table-cell table:style-name="ce9" table:number-columns-repeated="1007"/>
        </table:table-row>
        <table:table-row table:style-name="ro3">
          <table:table-cell office:value-type="float" calcext:value-type="float" office:value="17332" table:style-name="ce3">
            <text:p>17332</text:p>
          </table:table-cell>
          <table:table-cell office:value-type="string" calcext:value-type="string" table:style-name="ce8">
            <text:p>Автошампунь-концентрат антикоррозийный KERRY (250мл)</text:p>
          </table:table-cell>
          <table:table-cell table:style-name="ce9"/>
          <table:table-cell office:value-type="string" calcext:value-type="string" table:style-name="ce9">
            <text:p>KR-271-1</text:p>
          </table:table-cell>
          <table:table-cell office:value-type="string" calcext:value-type="string" table:style-name="ce9">
            <text:p>автошампунь концентрат</text:p>
          </table:table-cell>
          <table:table-cell office:value-type="float" calcext:value-type="float" office:value="50" table:style-name="ce3">
            <text:p>50</text:p>
          </table:table-cell>
          <table:table-cell office:value-type="string" calcext:value-type="string" table:style-name="ce9">
            <text:p>Автохимия</text:p>
          </table:table-cell>
          <table:table-cell office:value-type="float" calcext:value-type="float" office:value="-2" table:style-name="ce3">
            <text:p>-2</text:p>
          </table:table-cell>
          <table:table-cell office:value-type="float" calcext:value-type="float" office:value="0" table:style-name="ce3">
            <text:p>0</text:p>
          </table:table-cell>
          <table:table-cell office:value-type="string" calcext:value-type="string" table:style-name="ce12">
            <text:p>шт</text:p>
          </table:table-cell>
          <table:table-cell office:value-type="string" calcext:value-type="string" table:style-name="ce12">
            <text:p>2047</text:p>
          </table:table-cell>
          <table:table-cell office:value-type="float" calcext:value-type="float" office:value="1" table:style-name="ce13">
            <text:p>1</text:p>
          </table:table-cell>
          <table:table-cell office:value-type="float" calcext:value-type="float" office:value="38.63" table:number-columns-repeated="2" table:style-name="ce14">
            <text:p>38,63</text:p>
          </table:table-cell>
          <table:table-cell office:value-type="float" calcext:value-type="float" office:value="52" table:number-columns-repeated="2" table:style-name="ce14">
            <text:p>52,00</text:p>
          </table:table-cell>
          <table:table-cell table:style-name="ce9" table:number-columns-repeated="1007"/>
        </table:table-row>
        <table:table-row table:style-name="ro3">
          <table:table-cell table:style-name="ce4" table:number-columns-repeated="12"/>
          <table:table-cell office:value-type="string" calcext:value-type="string" table:style-name="ce15">
            <text:p>Итого:</text:p>
          </table:table-cell>
          <table:table-cell office:value-type="float" calcext:value-type="float" table:formula="of:=SUM([.N3:.N5])" office:value="11904.01" table:style-name="ce16">
            <text:p>11904,01</text:p>
          </table:table-cell>
          <table:table-cell office:value-type="string" calcext:value-type="string" table:style-name="ce19">
            <text:p>Итого:</text:p>
          </table:table-cell>
          <table:table-cell office:value-type="float" calcext:value-type="float" table:formula="of:=SUM([.P3:.P5])" office:value="17788" table:style-name="ce22">
            <text:p>17788,00</text:p>
          </table:table-cell>
          <table:table-cell table:number-columns-repeated="1007"/>
        </table:table-row>
        <table:table-row table:number-rows-repeated="1048569"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Лист1.A3:Лист1.AMJ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4.83mm" fo:margin-right="5.4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.00.0000</text:date>, <text:time style:data-style-name="N2" text:time-value="09:57:57.55968649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9-06-22T09:58:36.985266347</dc:date>
    <meta:editing-duration>PT9H1M16S</meta:editing-duration>
    <meta:editing-cycles>72</meta:editing-cycles>
    <meta:generator>LibreOffice/6.2.2.1$Linux_X86_64 LibreOffice_project/20$Build-1</meta:generator>
    <meta:document-statistic meta:table-count="1" meta:cell-count="65" meta:object-count="0"/>
  </office:meta>
</office:document-meta>
</file>